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UNDO GUERRA IQUITOS SA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UNDO GUERRA IQUITOS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RI DAVILA LINDA JULIA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TAMIRANO AYALA ROLI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725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3:32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